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1.087cm" svg:y="1.774cm">
            <draw:object draw:notify-on-update-of-ranges="Hoja1.A1:Hoja1.A1 Hoja1.A2:Hoja1.A41 Hoja1.B1:Hoja1.B1 Hoja1.B2:Hoja1.B41 Hoja1.C1:Hoja1.C1 Hoja1.C2:Hoja1.C41 Hoja1.D1:Hoja1.D1 Hoja1.D2:Hoja1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yV1</text:p>
          </table:table-cell>
          <table:table-cell office:value-type="string" calcext:value-type="string">
            <text:p>DyV2</text:p>
          </table:table-cell>
          <table:table-cell office:value-type="string" calcext:value-type="string">
            <text:p>Básic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5914" calcext:value-type="float">
            <text:p>14,5914</text:p>
          </table:table-cell>
          <table:table-cell office:value-type="float" office:value="17.2512" calcext:value-type="float">
            <text:p>17,2512</text:p>
          </table:table-cell>
          <table:table-cell office:value-type="float" office:value="8.19893" calcext:value-type="float">
            <text:p>8,198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.2167" calcext:value-type="float">
            <text:p>45,2167</text:p>
          </table:table-cell>
          <table:table-cell office:value-type="float" office:value="52.3827" calcext:value-type="float">
            <text:p>52,3827</text:p>
          </table:table-cell>
          <table:table-cell office:value-type="float" office:value="31.0806" calcext:value-type="float">
            <text:p>31,08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2.8846" calcext:value-type="float">
            <text:p>82,8846</text:p>
          </table:table-cell>
          <table:table-cell office:value-type="float" office:value="104.376" calcext:value-type="float">
            <text:p>104,376</text:p>
          </table:table-cell>
          <table:table-cell office:value-type="float" office:value="66.8957" calcext:value-type="float">
            <text:p>66,89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4.844" calcext:value-type="float">
            <text:p>134,844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17.45" calcext:value-type="float">
            <text:p>117,4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9.853" calcext:value-type="float">
            <text:p>189,853</text:p>
          </table:table-cell>
          <table:table-cell office:value-type="float" office:value="254.541" calcext:value-type="float">
            <text:p>254,541</text:p>
          </table:table-cell>
          <table:table-cell office:value-type="float" office:value="177.452" calcext:value-type="float">
            <text:p>177,4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9.452" calcext:value-type="float">
            <text:p>269,452</text:p>
          </table:table-cell>
          <table:table-cell office:value-type="float" office:value="365.903" calcext:value-type="float">
            <text:p>365,903</text:p>
          </table:table-cell>
          <table:table-cell office:value-type="float" office:value="269.099" calcext:value-type="float">
            <text:p>269,09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61.687" calcext:value-type="float">
            <text:p>361,687</text:p>
          </table:table-cell>
          <table:table-cell office:value-type="float" office:value="501.94" calcext:value-type="float">
            <text:p>501,94</text:p>
          </table:table-cell>
          <table:table-cell office:value-type="float" office:value="371.133" calcext:value-type="float">
            <text:p>371,1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13.244" calcext:value-type="float">
            <text:p>413,244</text:p>
          </table:table-cell>
          <table:table-cell office:value-type="float" office:value="570.129" calcext:value-type="float">
            <text:p>570,129</text:p>
          </table:table-cell>
          <table:table-cell office:value-type="float" office:value="438.717" calcext:value-type="float">
            <text:p>438,71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70.992" calcext:value-type="float">
            <text:p>570,992</text:p>
          </table:table-cell>
          <table:table-cell office:value-type="float" office:value="790.839" calcext:value-type="float">
            <text:p>790,839</text:p>
          </table:table-cell>
          <table:table-cell office:value-type="float" office:value="615.562" calcext:value-type="float">
            <text:p>615,5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6.591" calcext:value-type="float">
            <text:p>626,591</text:p>
          </table:table-cell>
          <table:table-cell office:value-type="float" office:value="914.426" calcext:value-type="float">
            <text:p>914,426</text:p>
          </table:table-cell>
          <table:table-cell office:value-type="float" office:value="742.865" calcext:value-type="float">
            <text:p>742,86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82.929" calcext:value-type="float">
            <text:p>682,929</text:p>
          </table:table-cell>
          <table:table-cell office:value-type="float" office:value="963.611" calcext:value-type="float">
            <text:p>963,611</text:p>
          </table:table-cell>
          <table:table-cell office:value-type="float" office:value="895.177" calcext:value-type="float">
            <text:p>895,1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52.775" calcext:value-type="float">
            <text:p>752,775</text:p>
          </table:table-cell>
          <table:table-cell office:value-type="float" office:value="1081.69" calcext:value-type="float">
            <text:p>1081,69</text:p>
          </table:table-cell>
          <table:table-cell office:value-type="float" office:value="1056.29" calcext:value-type="float">
            <text:p>1056,2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48.885" calcext:value-type="float">
            <text:p>948,885</text:p>
          </table:table-cell>
          <table:table-cell office:value-type="float" office:value="1321.18" calcext:value-type="float">
            <text:p>1321,18</text:p>
          </table:table-cell>
          <table:table-cell office:value-type="float" office:value="1202.19" calcext:value-type="float">
            <text:p>1202,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43.16" calcext:value-type="float">
            <text:p>1043,16</text:p>
          </table:table-cell>
          <table:table-cell office:value-type="float" office:value="1466.79" calcext:value-type="float">
            <text:p>1466,79</text:p>
          </table:table-cell>
          <table:table-cell office:value-type="float" office:value="1387.25" calcext:value-type="float">
            <text:p>1387,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135.35" calcext:value-type="float">
            <text:p>1135,35</text:p>
          </table:table-cell>
          <table:table-cell office:value-type="float" office:value="1654.8" calcext:value-type="float">
            <text:p>1654,8</text:p>
          </table:table-cell>
          <table:table-cell office:value-type="float" office:value="1615.24" calcext:value-type="float">
            <text:p>1615,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3.55" calcext:value-type="float">
            <text:p>1503,55</text:p>
          </table:table-cell>
          <table:table-cell office:value-type="float" office:value="2160.98" calcext:value-type="float">
            <text:p>2160,98</text:p>
          </table:table-cell>
          <table:table-cell office:value-type="float" office:value="1920.68" calcext:value-type="float">
            <text:p>1920,6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703.03" calcext:value-type="float">
            <text:p>1703,03</text:p>
          </table:table-cell>
          <table:table-cell office:value-type="float" office:value="2403.11" calcext:value-type="float">
            <text:p>2403,11</text:p>
          </table:table-cell>
          <table:table-cell office:value-type="float" office:value="2175.16" calcext:value-type="float">
            <text:p>2175,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723.36" calcext:value-type="float">
            <text:p>1723,36</text:p>
          </table:table-cell>
          <table:table-cell office:value-type="float" office:value="2401.71" calcext:value-type="float">
            <text:p>2401,71</text:p>
          </table:table-cell>
          <table:table-cell office:value-type="float" office:value="2290.08" calcext:value-type="float">
            <text:p>2290,0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778.35" calcext:value-type="float">
            <text:p>1778,35</text:p>
          </table:table-cell>
          <table:table-cell office:value-type="float" office:value="2561.23" calcext:value-type="float">
            <text:p>2561,23</text:p>
          </table:table-cell>
          <table:table-cell office:value-type="float" office:value="2621.26" calcext:value-type="float">
            <text:p>2621,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63.26" calcext:value-type="float">
            <text:p>1763,26</text:p>
          </table:table-cell>
          <table:table-cell office:value-type="float" office:value="2694.27" calcext:value-type="float">
            <text:p>2694,27</text:p>
          </table:table-cell>
          <table:table-cell office:value-type="float" office:value="2924.5" calcext:value-type="float">
            <text:p>2924,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100.4" calcext:value-type="float">
            <text:p>2100,4</text:p>
          </table:table-cell>
          <table:table-cell office:value-type="float" office:value="3045.22" calcext:value-type="float">
            <text:p>3045,22</text:p>
          </table:table-cell>
          <table:table-cell office:value-type="float" office:value="3101.39" calcext:value-type="float">
            <text:p>3101,3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357.06" calcext:value-type="float">
            <text:p>2357,06</text:p>
          </table:table-cell>
          <table:table-cell office:value-type="float" office:value="3336.4" calcext:value-type="float">
            <text:p>3336,4</text:p>
          </table:table-cell>
          <table:table-cell office:value-type="float" office:value="3461.57" calcext:value-type="float">
            <text:p>3461,57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426.17" calcext:value-type="float">
            <text:p>2426,17</text:p>
          </table:table-cell>
          <table:table-cell office:value-type="float" office:value="3477.31" calcext:value-type="float">
            <text:p>3477,31</text:p>
          </table:table-cell>
          <table:table-cell office:value-type="float" office:value="3815.19" calcext:value-type="float">
            <text:p>3815,1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521.26" calcext:value-type="float">
            <text:p>2521,26</text:p>
          </table:table-cell>
          <table:table-cell office:value-type="float" office:value="3581.29" calcext:value-type="float">
            <text:p>3581,29</text:p>
          </table:table-cell>
          <table:table-cell office:value-type="float" office:value="4015.35" calcext:value-type="float">
            <text:p>4015,3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872.78" calcext:value-type="float">
            <text:p>2872,78</text:p>
          </table:table-cell>
          <table:table-cell office:value-type="float" office:value="4170.02" calcext:value-type="float">
            <text:p>4170,02</text:p>
          </table:table-cell>
          <table:table-cell office:value-type="float" office:value="4515.17" calcext:value-type="float">
            <text:p>4515,1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990.36" calcext:value-type="float">
            <text:p>2990,36</text:p>
          </table:table-cell>
          <table:table-cell office:value-type="float" office:value="4355.24" calcext:value-type="float">
            <text:p>4355,24</text:p>
          </table:table-cell>
          <table:table-cell office:value-type="float" office:value="4662.72" calcext:value-type="float">
            <text:p>4662,72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3021.03" calcext:value-type="float">
            <text:p>3021,03</text:p>
          </table:table-cell>
          <table:table-cell office:value-type="float" office:value="4586.67" calcext:value-type="float">
            <text:p>4586,67</text:p>
          </table:table-cell>
          <table:table-cell office:value-type="float" office:value="5336.89" calcext:value-type="float">
            <text:p>5336,8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460.44" calcext:value-type="float">
            <text:p>3460,44</text:p>
          </table:table-cell>
          <table:table-cell office:value-type="float" office:value="5124.5" calcext:value-type="float">
            <text:p>5124,5</text:p>
          </table:table-cell>
          <table:table-cell office:value-type="float" office:value="5729.29" calcext:value-type="float">
            <text:p>5729,29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3385.46" calcext:value-type="float">
            <text:p>3385,46</text:p>
          </table:table-cell>
          <table:table-cell office:value-type="float" office:value="5032.19" calcext:value-type="float">
            <text:p>5032,19</text:p>
          </table:table-cell>
          <table:table-cell office:value-type="float" office:value="5629.67" calcext:value-type="float">
            <text:p>5629,6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762.29" calcext:value-type="float">
            <text:p>3762,29</text:p>
          </table:table-cell>
          <table:table-cell office:value-type="float" office:value="5554.53" calcext:value-type="float">
            <text:p>5554,53</text:p>
          </table:table-cell>
          <table:table-cell office:value-type="float" office:value="6445.61" calcext:value-type="float">
            <text:p>6445,61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789.98" calcext:value-type="float">
            <text:p>3789,98</text:p>
          </table:table-cell>
          <table:table-cell office:value-type="float" office:value="5701.01" calcext:value-type="float">
            <text:p>5701,01</text:p>
          </table:table-cell>
          <table:table-cell office:value-type="float" office:value="6606.9" calcext:value-type="float">
            <text:p>6606,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114.54" calcext:value-type="float">
            <text:p>4114,54</text:p>
          </table:table-cell>
          <table:table-cell office:value-type="float" office:value="6157.43" calcext:value-type="float">
            <text:p>6157,43</text:p>
          </table:table-cell>
          <table:table-cell office:value-type="float" office:value="7480.5" calcext:value-type="float">
            <text:p>7480,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4018.39" calcext:value-type="float">
            <text:p>4018,39</text:p>
          </table:table-cell>
          <table:table-cell office:value-type="float" office:value="5875.88" calcext:value-type="float">
            <text:p>5875,88</text:p>
          </table:table-cell>
          <table:table-cell office:value-type="float" office:value="7535.74" calcext:value-type="float">
            <text:p>7535,7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193.19" calcext:value-type="float">
            <text:p>4193,19</text:p>
          </table:table-cell>
          <table:table-cell office:value-type="float" office:value="6295.44" calcext:value-type="float">
            <text:p>6295,44</text:p>
          </table:table-cell>
          <table:table-cell office:value-type="float" office:value="7932.41" calcext:value-type="float">
            <text:p>7932,4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4603.04" calcext:value-type="float">
            <text:p>4603,04</text:p>
          </table:table-cell>
          <table:table-cell office:value-type="float" office:value="6901.12" calcext:value-type="float">
            <text:p>6901,12</text:p>
          </table:table-cell>
          <table:table-cell office:value-type="float" office:value="8408.3" calcext:value-type="float">
            <text:p>8408,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836.39" calcext:value-type="float">
            <text:p>4836,39</text:p>
          </table:table-cell>
          <table:table-cell office:value-type="float" office:value="7226.35" calcext:value-type="float">
            <text:p>7226,35</text:p>
          </table:table-cell>
          <table:table-cell office:value-type="float" office:value="8814.96" calcext:value-type="float">
            <text:p>8814,96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5168.02" calcext:value-type="float">
            <text:p>5168,02</text:p>
          </table:table-cell>
          <table:table-cell office:value-type="float" office:value="7766.68" calcext:value-type="float">
            <text:p>7766,68</text:p>
          </table:table-cell>
          <table:table-cell office:value-type="float" office:value="9331.01" calcext:value-type="float">
            <text:p>9331,0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428.01" calcext:value-type="float">
            <text:p>5428,01</text:p>
          </table:table-cell>
          <table:table-cell office:value-type="float" office:value="8090.22" calcext:value-type="float">
            <text:p>8090,22</text:p>
          </table:table-cell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623.99" calcext:value-type="float">
            <text:p>5623,99</text:p>
          </table:table-cell>
          <table:table-cell office:value-type="float" office:value="8513.43" calcext:value-type="float">
            <text:p>8513,43</text:p>
          </table:table-cell>
          <table:table-cell office:value-type="float" office:value="10408.2" calcext:value-type="float">
            <text:p>10408,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924.89" calcext:value-type="float">
            <text:p>5924,89</text:p>
          </table:table-cell>
          <table:table-cell office:value-type="float" office:value="8875.37" calcext:value-type="float">
            <text:p>8875,37</text:p>
          </table:table-cell>
          <table:table-cell office:value-type="float" office:value="10890.4" calcext:value-type="float">
            <text:p>1089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9:17:37.571556949</meta:creation-date>
    <dc:date>2023-04-16T19:45:12.170149394</dc:date>
    <meta:editing-duration>PT17M24S</meta:editing-duration>
    <meta:editing-cycles>1</meta:editing-cycles>
    <meta:document-statistic meta:table-count="1" meta:cell-count="1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703cm" style:legend-expansion="high" chart:style-name="ch2"/>
        <chart:plot-area chart:style-name="ch3" table:cell-range-address="Hoja1.A1:Hoja1.D41" chart:data-source-has-labels="both" svg:x="0.32cm" svg:y="0.18cm" svg:width="12.958cm" svg:height="8.64cm">
          <chart:coordinate-region svg:x="1.497cm" svg:y="0.379cm" svg:width="11.781cm" svg:height="7.256cm"/>
          <chart:axis chart:dimension="x" chart:name="primary-x" chart:style-name="ch4" chartooo:axis-type="auto">
            <chartooo:date-scale/>
            <chart:categories table:cell-range-address="Hoja1.A2:Hoja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1" chart:label-cell-address="Hoja1.B1:Hoja1.B1" chart:class="chart:line">
            <chart:data-point chart:repeated="40"/>
          </chart:series>
          <chart:series chart:style-name="ch7" chart:values-cell-range-address="Hoja1.C2:Hoja1.C41" chart:label-cell-address="Hoja1.C1:Hoja1.C1" chart:class="chart:line">
            <chart:data-point chart:repeated="40"/>
          </chart:series>
          <chart:series chart:style-name="ch8" chart:values-cell-range-address="Hoja1.D2:Hoja1.D41" chart:label-cell-address="Hoja1.D1:Hoja1.D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V1</text:p>
                <draw:g>
                  <svg:desc>Hoja1.B1:Hoja1.B1</svg:desc>
                </draw:g>
              </table:table-cell>
              <table:table-cell office:value-type="string">
                <text:p>DyV2</text:p>
                <draw:g>
                  <svg:desc>Hoja1.C1:Hoja1.C1</svg:desc>
                </draw:g>
              </table:table-cell>
              <table:table-cell office:value-type="string">
                <text:p>Básico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Hoja1.A2:Hoja1.A41</svg:desc>
                </draw:g>
              </table:table-cell>
              <table:table-cell office:value-type="float" office:value="14.5914">
                <text:p>14.5914</text:p>
                <draw:g>
                  <svg:desc>Hoja1.B2:Hoja1.B41</svg:desc>
                </draw:g>
              </table:table-cell>
              <table:table-cell office:value-type="float" office:value="17.2512">
                <text:p>17.2512</text:p>
                <draw:g>
                  <svg:desc>Hoja1.C2:Hoja1.C41</svg:desc>
                </draw:g>
              </table:table-cell>
              <table:table-cell office:value-type="float" office:value="8.19893">
                <text:p>8.19893</text:p>
                <draw:g>
                  <svg:desc>Hoja1.D2:Hoja1.D4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.2167">
                <text:p>45.2167</text:p>
              </table:table-cell>
              <table:table-cell office:value-type="float" office:value="52.3827">
                <text:p>52.3827</text:p>
              </table:table-cell>
              <table:table-cell office:value-type="float" office:value="31.0806">
                <text:p>31.080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2.8846">
                <text:p>82.8846</text:p>
              </table:table-cell>
              <table:table-cell office:value-type="float" office:value="104.376">
                <text:p>104.376</text:p>
              </table:table-cell>
              <table:table-cell office:value-type="float" office:value="66.8957">
                <text:p>66.8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.844">
                <text:p>134.844</text:p>
              </table:table-cell>
              <table:table-cell office:value-type="float" office:value="176.601">
                <text:p>176.601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9.853">
                <text:p>189.853</text:p>
              </table:table-cell>
              <table:table-cell office:value-type="float" office:value="254.541">
                <text:p>254.541</text:p>
              </table:table-cell>
              <table:table-cell office:value-type="float" office:value="177.452">
                <text:p>177.4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69.452">
                <text:p>269.452</text:p>
              </table:table-cell>
              <table:table-cell office:value-type="float" office:value="365.903">
                <text:p>365.903</text:p>
              </table:table-cell>
              <table:table-cell office:value-type="float" office:value="269.099">
                <text:p>269.09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61.687">
                <text:p>361.687</text:p>
              </table:table-cell>
              <table:table-cell office:value-type="float" office:value="501.94">
                <text:p>501.94</text:p>
              </table:table-cell>
              <table:table-cell office:value-type="float" office:value="371.133">
                <text:p>371.1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13.244">
                <text:p>413.244</text:p>
              </table:table-cell>
              <table:table-cell office:value-type="float" office:value="570.129">
                <text:p>570.129</text:p>
              </table:table-cell>
              <table:table-cell office:value-type="float" office:value="438.717">
                <text:p>438.71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70.992">
                <text:p>570.992</text:p>
              </table:table-cell>
              <table:table-cell office:value-type="float" office:value="790.839">
                <text:p>790.839</text:p>
              </table:table-cell>
              <table:table-cell office:value-type="float" office:value="615.562">
                <text:p>615.5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26.591">
                <text:p>626.591</text:p>
              </table:table-cell>
              <table:table-cell office:value-type="float" office:value="914.426">
                <text:p>914.426</text:p>
              </table:table-cell>
              <table:table-cell office:value-type="float" office:value="742.865">
                <text:p>742.86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82.929">
                <text:p>682.929</text:p>
              </table:table-cell>
              <table:table-cell office:value-type="float" office:value="963.611">
                <text:p>963.611</text:p>
              </table:table-cell>
              <table:table-cell office:value-type="float" office:value="895.177">
                <text:p>895.1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52.775">
                <text:p>752.775</text:p>
              </table:table-cell>
              <table:table-cell office:value-type="float" office:value="1081.69">
                <text:p>1081.69</text:p>
              </table:table-cell>
              <table:table-cell office:value-type="float" office:value="1056.29">
                <text:p>1056.2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948.885">
                <text:p>948.885</text:p>
              </table:table-cell>
              <table:table-cell office:value-type="float" office:value="1321.18">
                <text:p>1321.18</text:p>
              </table:table-cell>
              <table:table-cell office:value-type="float" office:value="1202.19">
                <text:p>1202.1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43.16">
                <text:p>1043.16</text:p>
              </table:table-cell>
              <table:table-cell office:value-type="float" office:value="1466.79">
                <text:p>1466.79</text:p>
              </table:table-cell>
              <table:table-cell office:value-type="float" office:value="1387.25">
                <text:p>1387.2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135.35">
                <text:p>1135.35</text:p>
              </table:table-cell>
              <table:table-cell office:value-type="float" office:value="1654.8">
                <text:p>1654.8</text:p>
              </table:table-cell>
              <table:table-cell office:value-type="float" office:value="1615.24">
                <text:p>1615.2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03.55">
                <text:p>1503.55</text:p>
              </table:table-cell>
              <table:table-cell office:value-type="float" office:value="2160.98">
                <text:p>2160.98</text:p>
              </table:table-cell>
              <table:table-cell office:value-type="float" office:value="1920.68">
                <text:p>1920.6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703.03">
                <text:p>1703.03</text:p>
              </table:table-cell>
              <table:table-cell office:value-type="float" office:value="2403.11">
                <text:p>2403.11</text:p>
              </table:table-cell>
              <table:table-cell office:value-type="float" office:value="2175.16">
                <text:p>2175.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723.36">
                <text:p>1723.36</text:p>
              </table:table-cell>
              <table:table-cell office:value-type="float" office:value="2401.71">
                <text:p>2401.71</text:p>
              </table:table-cell>
              <table:table-cell office:value-type="float" office:value="2290.08">
                <text:p>2290.0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778.35">
                <text:p>1778.35</text:p>
              </table:table-cell>
              <table:table-cell office:value-type="float" office:value="2561.23">
                <text:p>2561.23</text:p>
              </table:table-cell>
              <table:table-cell office:value-type="float" office:value="2621.26">
                <text:p>2621.2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63.26">
                <text:p>1763.26</text:p>
              </table:table-cell>
              <table:table-cell office:value-type="float" office:value="2694.27">
                <text:p>2694.27</text:p>
              </table:table-cell>
              <table:table-cell office:value-type="float" office:value="2924.5">
                <text:p>2924.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2100.4">
                <text:p>2100.4</text:p>
              </table:table-cell>
              <table:table-cell office:value-type="float" office:value="3045.22">
                <text:p>3045.22</text:p>
              </table:table-cell>
              <table:table-cell office:value-type="float" office:value="3101.39">
                <text:p>3101.3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357.06">
                <text:p>2357.06</text:p>
              </table:table-cell>
              <table:table-cell office:value-type="float" office:value="3336.4">
                <text:p>3336.4</text:p>
              </table:table-cell>
              <table:table-cell office:value-type="float" office:value="3461.57">
                <text:p>3461.57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426.17">
                <text:p>2426.17</text:p>
              </table:table-cell>
              <table:table-cell office:value-type="float" office:value="3477.31">
                <text:p>3477.31</text:p>
              </table:table-cell>
              <table:table-cell office:value-type="float" office:value="3815.19">
                <text:p>3815.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21.26">
                <text:p>2521.26</text:p>
              </table:table-cell>
              <table:table-cell office:value-type="float" office:value="3581.29">
                <text:p>3581.29</text:p>
              </table:table-cell>
              <table:table-cell office:value-type="float" office:value="4015.35">
                <text:p>4015.3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872.78">
                <text:p>2872.78</text:p>
              </table:table-cell>
              <table:table-cell office:value-type="float" office:value="4170.02">
                <text:p>4170.02</text:p>
              </table:table-cell>
              <table:table-cell office:value-type="float" office:value="4515.17">
                <text:p>4515.1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990.36">
                <text:p>2990.36</text:p>
              </table:table-cell>
              <table:table-cell office:value-type="float" office:value="4355.24">
                <text:p>4355.24</text:p>
              </table:table-cell>
              <table:table-cell office:value-type="float" office:value="4662.72">
                <text:p>4662.7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3021.03">
                <text:p>3021.03</text:p>
              </table:table-cell>
              <table:table-cell office:value-type="float" office:value="4586.67">
                <text:p>4586.67</text:p>
              </table:table-cell>
              <table:table-cell office:value-type="float" office:value="5336.89">
                <text:p>5336.8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460.44">
                <text:p>3460.44</text:p>
              </table:table-cell>
              <table:table-cell office:value-type="float" office:value="5124.5">
                <text:p>5124.5</text:p>
              </table:table-cell>
              <table:table-cell office:value-type="float" office:value="5729.29">
                <text:p>5729.2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385.46">
                <text:p>3385.46</text:p>
              </table:table-cell>
              <table:table-cell office:value-type="float" office:value="5032.19">
                <text:p>5032.19</text:p>
              </table:table-cell>
              <table:table-cell office:value-type="float" office:value="5629.67">
                <text:p>5629.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62.29">
                <text:p>3762.29</text:p>
              </table:table-cell>
              <table:table-cell office:value-type="float" office:value="5554.53">
                <text:p>5554.53</text:p>
              </table:table-cell>
              <table:table-cell office:value-type="float" office:value="6445.61">
                <text:p>6445.61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3789.98">
                <text:p>3789.98</text:p>
              </table:table-cell>
              <table:table-cell office:value-type="float" office:value="5701.01">
                <text:p>5701.01</text:p>
              </table:table-cell>
              <table:table-cell office:value-type="float" office:value="6606.9">
                <text:p>6606.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114.54">
                <text:p>4114.54</text:p>
              </table:table-cell>
              <table:table-cell office:value-type="float" office:value="6157.43">
                <text:p>6157.43</text:p>
              </table:table-cell>
              <table:table-cell office:value-type="float" office:value="7480.5">
                <text:p>7480.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4018.39">
                <text:p>4018.39</text:p>
              </table:table-cell>
              <table:table-cell office:value-type="float" office:value="5875.88">
                <text:p>5875.88</text:p>
              </table:table-cell>
              <table:table-cell office:value-type="float" office:value="7535.74">
                <text:p>7535.7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193.19">
                <text:p>4193.19</text:p>
              </table:table-cell>
              <table:table-cell office:value-type="float" office:value="6295.44">
                <text:p>6295.44</text:p>
              </table:table-cell>
              <table:table-cell office:value-type="float" office:value="7932.41">
                <text:p>7932.41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4603.04">
                <text:p>4603.04</text:p>
              </table:table-cell>
              <table:table-cell office:value-type="float" office:value="6901.12">
                <text:p>6901.12</text:p>
              </table:table-cell>
              <table:table-cell office:value-type="float" office:value="8408.3">
                <text:p>8408.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836.39">
                <text:p>4836.39</text:p>
              </table:table-cell>
              <table:table-cell office:value-type="float" office:value="7226.35">
                <text:p>7226.35</text:p>
              </table:table-cell>
              <table:table-cell office:value-type="float" office:value="8814.96">
                <text:p>8814.96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5168.02">
                <text:p>5168.02</text:p>
              </table:table-cell>
              <table:table-cell office:value-type="float" office:value="7766.68">
                <text:p>7766.68</text:p>
              </table:table-cell>
              <table:table-cell office:value-type="float" office:value="9331.01">
                <text:p>9331.0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5428.01">
                <text:p>5428.01</text:p>
              </table:table-cell>
              <table:table-cell office:value-type="float" office:value="8090.22">
                <text:p>8090.22</text:p>
              </table:table-cell>
              <table:table-cell office:value-type="float" office:value="10017">
                <text:p>10017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5623.99">
                <text:p>5623.99</text:p>
              </table:table-cell>
              <table:table-cell office:value-type="float" office:value="8513.43">
                <text:p>8513.43</text:p>
              </table:table-cell>
              <table:table-cell office:value-type="float" office:value="10408.2">
                <text:p>10408.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924.89">
                <text:p>5924.89</text:p>
              </table:table-cell>
              <table:table-cell office:value-type="float" office:value="8875.37">
                <text:p>8875.37</text:p>
              </table:table-cell>
              <table:table-cell office:value-type="float" office:value="10890.4">
                <text:p>1089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